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25cm"/>
    </style:style>
    <style:style style:name="co2" style:family="table-column">
      <style:table-column-properties fo:break-before="auto" style:column-width="5.276cm"/>
    </style:style>
    <style:style style:name="co3" style:family="table-column">
      <style:table-column-properties fo:break-before="auto" style:column-width="1.141cm"/>
    </style:style>
    <style:style style:name="co4" style:family="table-column">
      <style:table-column-properties fo:break-before="auto" style:column-width="0.822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1.7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 style:data-style-name="N1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35cm solid #000000" style:rotation-align="non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8"/>
        <table:table-row table:style-name="ro1">
          <table:table-cell table:style-name="ce1" office:value-type="string">
            <text:p>Sítio Arqueológico</text:p>
          </table:table-cell>
          <table:table-cell table:style-name="ce1" office:value-type="string">
            <text:p>Município</text:p>
          </table:table-cell>
          <table:table-cell table:style-name="ce1" office:value-type="string">
            <text:p>Zona</text:p>
          </table:table-cell>
          <table:table-cell table:style-name="ce1" office:value-type="string">
            <text:p>UF</text:p>
          </table:table-cell>
          <table:table-cell table:style-name="ce1" office:value-type="string">
            <text:p>UTM E</text:p>
          </table:table-cell>
          <table:table-cell table:style-name="ce1" office:value-type="string">
            <text:p>UTM N</text:p>
          </table:table-cell>
        </table:table-row>
        <table:table-row table:style-name="ro1">
          <table:table-cell office:value-type="string">
            <text:p>Beira Rio</text:p>
          </table:table-cell>
          <table:table-cell office:value-type="string">
            <text:p>Camalaú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5" office:value-type="float" office:value="737170">
            <text:p>737170</text:p>
          </table:table-cell>
          <table:table-cell table:style-name="ce5" office:value-type="float" office:value="9127203">
            <text:p>9127203</text:p>
          </table:table-cell>
        </table:table-row>
        <table:table-row table:style-name="ro1">
          <table:table-cell office:value-type="string">
            <text:p>Cacimba das Bestas IV</text:p>
          </table:table-cell>
          <table:table-cell office:value-type="string">
            <text:p>Camalaú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5" office:value-type="float" office:value="754940">
            <text:p>754940</text:p>
          </table:table-cell>
          <table:table-cell table:style-name="ce5" office:value-type="float" office:value="9120237">
            <text:p>9120237</text:p>
          </table:table-cell>
        </table:table-row>
        <table:table-row table:style-name="ro1">
          <table:table-cell office:value-type="string">
            <text:p>Cangalha</text:p>
          </table:table-cell>
          <table:table-cell office:value-type="string">
            <text:p>Camalaú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5" office:value-type="float" office:value="732118">
            <text:p>732118</text:p>
          </table:table-cell>
          <table:table-cell table:style-name="ce5" office:value-type="float" office:value="9121133">
            <text:p>9121133</text:p>
          </table:table-cell>
        </table:table-row>
        <table:table-row table:style-name="ro1">
          <table:table-cell office:value-type="string">
            <text:p>Lamarão</text:p>
          </table:table-cell>
          <table:table-cell office:value-type="string">
            <text:p>Camalaú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5" office:value-type="float" office:value="747164">
            <text:p>747164</text:p>
          </table:table-cell>
          <table:table-cell table:style-name="ce5" office:value-type="float" office:value="9129297">
            <text:p>9129297</text:p>
          </table:table-cell>
        </table:table-row>
        <table:table-row table:style-name="ro1">
          <table:table-cell office:value-type="string">
            <text:p>Roça Nova</text:p>
          </table:table-cell>
          <table:table-cell office:value-type="string">
            <text:p>Camalaú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5" office:value-type="float" office:value="751284">
            <text:p>751284</text:p>
          </table:table-cell>
          <table:table-cell table:style-name="ce5" office:value-type="float" office:value="9127122">
            <text:p>9127122</text:p>
          </table:table-cell>
        </table:table-row>
        <table:table-row table:style-name="ro1">
          <table:table-cell office:value-type="string">
            <text:p>Jurema II</text:p>
          </table:table-cell>
          <table:table-cell office:value-type="string">
            <text:p>São João do Tigre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5" office:value-type="float" office:value="747552">
            <text:p>747552</text:p>
          </table:table-cell>
          <table:table-cell table:style-name="ce5" office:value-type="float" office:value="9100912">
            <text:p>9100912</text:p>
          </table:table-cell>
        </table:table-row>
        <table:table-row table:style-name="ro1">
          <table:table-cell office:value-type="string">
            <text:p>Pedra dos Veados</text:p>
          </table:table-cell>
          <table:table-cell office:value-type="string">
            <text:p>São João do Tigre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6" office:value-type="float" office:value="752281">
            <text:p>752281</text:p>
          </table:table-cell>
          <table:table-cell table:style-name="ce6" office:value-type="float" office:value="9102041">
            <text:p>9102041</text:p>
          </table:table-cell>
        </table:table-row>
        <table:table-row table:style-name="ro1">
          <table:table-cell office:value-type="string">
            <text:p>Pedra do Sapo</text:p>
          </table:table-cell>
          <table:table-cell office:value-type="string">
            <text:p>São João do Tigre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6" office:value-type="float" office:value="752032">
            <text:p>752032</text:p>
          </table:table-cell>
          <table:table-cell table:style-name="ce6" office:value-type="float" office:value="9101731">
            <text:p>9101731</text:p>
          </table:table-cell>
        </table:table-row>
        <table:table-row table:style-name="ro1">
          <table:table-cell office:value-type="string">
            <text:p>Pedra do Moleque I</text:p>
          </table:table-cell>
          <table:table-cell office:value-type="string">
            <text:p>São João do Tigre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6" office:value-type="float" office:value="752741">
            <text:p>752741</text:p>
          </table:table-cell>
          <table:table-cell table:style-name="ce6" office:value-type="float" office:value="9102075">
            <text:p>9102075</text:p>
          </table:table-cell>
        </table:table-row>
        <table:table-row table:style-name="ro1">
          <table:table-cell office:value-type="string">
            <text:p>Escondido da Jurema</text:p>
          </table:table-cell>
          <table:table-cell office:value-type="string">
            <text:p>São João do Tigre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7" office:value-type="float" office:value="749734">
            <text:p>749734</text:p>
          </table:table-cell>
          <table:table-cell table:style-name="ce7" office:value-type="float" office:value="9101093">
            <text:p>9101093</text:p>
          </table:table-cell>
        </table:table-row>
        <table:table-row table:style-name="ro1">
          <table:table-cell office:value-type="string">
            <text:p>Serrote do Camaleão I</text:p>
          </table:table-cell>
          <table:table-cell office:value-type="string">
            <text:p>São João do Tigre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7" office:value-type="float" office:value="739504">
            <text:p>739504</text:p>
          </table:table-cell>
          <table:table-cell table:style-name="ce7" office:value-type="float" office:value="9099285">
            <text:p>9099285</text:p>
          </table:table-cell>
        </table:table-row>
        <table:table-row table:style-name="ro1">
          <table:table-cell office:value-type="string">
            <text:p>Pedra do Flamengo</text:p>
          </table:table-cell>
          <table:table-cell office:value-type="string">
            <text:p>São João do Tigre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6" office:value-type="float" office:value="752473">
            <text:p>752473</text:p>
          </table:table-cell>
          <table:table-cell table:style-name="ce6" office:value-type="float" office:value="9104601">
            <text:p>9104601</text:p>
          </table:table-cell>
        </table:table-row>
        <table:table-row table:style-name="ro1">
          <table:table-cell office:value-type="string">
            <text:p>Cadeia I</text:p>
          </table:table-cell>
          <table:table-cell office:value-type="string">
            <text:p>São João do Tigre</text:p>
          </table:table-cell>
          <table:table-cell office:value-type="string">
            <text:p>24S</text:p>
          </table:table-cell>
          <table:table-cell office:value-type="string">
            <text:p>PB</text:p>
          </table:table-cell>
          <table:table-cell table:style-name="ce6" office:value-type="float" office:value="759656">
            <text:p>759656</text:p>
          </table:table-cell>
          <table:table-cell table:style-name="ce6" office:value-type="float" office:value="9114432">
            <text:p>9114432</text:p>
          </table:table-cell>
        </table:table-row>
        <table:table-row table:style-name="ro1">
          <table:table-cell table:style-name="ce3" office:value-type="string">
            <text:p>Furna da Serra do Barreiro</text:p>
          </table:table-cell>
          <table:table-cell office:value-type="string">
            <text:p>Ibimirim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76587">
            <text:p>676587</text:p>
          </table:table-cell>
          <table:table-cell office:value-type="float" office:value="9054864">
            <text:p>9054864</text:p>
          </table:table-cell>
        </table:table-row>
        <table:table-row table:style-name="ro1">
          <table:table-cell table:style-name="ce4" office:value-type="string">
            <text:p>Furna do Letreiro da Mina Grande</text:p>
          </table:table-cell>
          <table:table-cell office:value-type="string">
            <text:p>Buíque (Aldeia Mina Grande)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86895">
            <text:p>686895</text:p>
          </table:table-cell>
          <table:table-cell office:value-type="float" office:value="9044988">
            <text:p>9044988</text:p>
          </table:table-cell>
        </table:table-row>
        <table:table-row table:style-name="ro1">
          <table:table-cell table:style-name="ce4" office:value-type="string">
            <text:p>Furna do Morcego</text:p>
          </table:table-cell>
          <table:table-cell office:value-type="string">
            <text:p>Ibimirim (Aldeia Quirid’alho)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78080">
            <text:p>678080</text:p>
          </table:table-cell>
          <table:table-cell office:value-type="float" office:value="9052269">
            <text:p>9052269</text:p>
          </table:table-cell>
        </table:table-row>
        <table:table-row table:style-name="ro1">
          <table:table-cell table:style-name="ce4" office:value-type="string">
            <text:p>Furna dos Veados</text:p>
          </table:table-cell>
          <table:table-cell office:value-type="string">
            <text:p>Ibimirim (Aldeia Quirid’alho)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75828">
            <text:p>675828</text:p>
          </table:table-cell>
          <table:table-cell office:value-type="float" office:value="9054524">
            <text:p>9054524</text:p>
          </table:table-cell>
        </table:table-row>
        <table:table-row table:style-name="ro1">
          <table:table-cell table:style-name="ce4" office:value-type="string">
            <text:p>Loca dos Caboclos</text:p>
          </table:table-cell>
          <table:table-cell office:value-type="string">
            <text:p>Ibimirim (Aldeia Quirid’alho)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79539">
            <text:p>679539</text:p>
          </table:table-cell>
          <table:table-cell office:value-type="float" office:value="9052303">
            <text:p>9052303</text:p>
          </table:table-cell>
        </table:table-row>
        <table:table-row table:style-name="ro1">
          <table:table-cell table:style-name="ce4" office:value-type="string">
            <text:p>Loca da Cinza</text:p>
          </table:table-cell>
          <table:table-cell office:value-type="string">
            <text:p>Buíque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94377">
            <text:p>694377</text:p>
          </table:table-cell>
          <table:table-cell office:value-type="float" office:value="9054017">
            <text:p>9054017</text:p>
          </table:table-cell>
        </table:table-row>
        <table:table-row table:style-name="ro1">
          <table:table-cell table:style-name="ce4" office:value-type="string">
            <text:p>Sítio da Ema</text:p>
          </table:table-cell>
          <table:table-cell office:value-type="string">
            <text:p>Ibimirim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68891">
            <text:p>668891</text:p>
          </table:table-cell>
          <table:table-cell office:value-type="float" office:value="9032767">
            <text:p>9032767</text:p>
          </table:table-cell>
        </table:table-row>
        <table:table-row table:style-name="ro1">
          <table:table-cell table:style-name="ce4" office:value-type="string">
            <text:p>Sítio do Veado</text:p>
          </table:table-cell>
          <table:table-cell office:value-type="string">
            <text:p>Buíque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93346">
            <text:p>693346</text:p>
          </table:table-cell>
          <table:table-cell office:value-type="float" office:value="9056179">
            <text:p>9056179</text:p>
          </table:table-cell>
        </table:table-row>
        <table:table-row table:style-name="ro1">
          <table:table-cell table:style-name="ce3" office:value-type="string">
            <text:p>Tauá I</text:p>
          </table:table-cell>
          <table:table-cell office:value-type="string">
            <text:p>Ibimirim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73627">
            <text:p>673627</text:p>
          </table:table-cell>
          <table:table-cell office:value-type="float" office:value="9061303">
            <text:p>9061303</text:p>
          </table:table-cell>
        </table:table-row>
        <table:table-row table:style-name="ro1">
          <table:table-cell table:style-name="ce3" office:value-type="string">
            <text:p>Toca do Gato</text:p>
          </table:table-cell>
          <table:table-cell office:value-type="string">
            <text:p>Ibimirim (Aldeia Quirid’alho)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75738">
            <text:p>675738</text:p>
          </table:table-cell>
          <table:table-cell office:value-type="float" office:value="9054468">
            <text:p>9054468</text:p>
          </table:table-cell>
        </table:table-row>
        <table:table-row table:style-name="ro1">
          <table:table-cell table:style-name="ce3" office:value-type="string">
            <text:p>Sítio do Guardião</text:p>
          </table:table-cell>
          <table:table-cell office:value-type="string">
            <text:p>Ibimirim (Aldeia Quirid’alho)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675803">
            <text:p>675803</text:p>
          </table:table-cell>
          <table:table-cell office:value-type="float" office:value="9054511">
            <text:p>9054511</text:p>
          </table:table-cell>
        </table:table-row>
        <table:table-row table:style-name="ro1">
          <table:table-cell table:style-name="ce4" office:value-type="string">
            <text:p>Lagoa dos Patos</text:p>
          </table:table-cell>
          <table:table-cell office:value-type="string">
            <text:p>Sertânia</text:p>
          </table:table-cell>
          <table:table-cell office:value-type="string">
            <text:p>24S</text:p>
          </table:table-cell>
          <table:table-cell office:value-type="string">
            <text:p>PE</text:p>
          </table:table-cell>
          <table:table-cell office:value-type="float" office:value="708161">
            <text:p>708161</text:p>
          </table:table-cell>
          <table:table-cell office:value-type="float" office:value="9089843">
            <text:p>9089843</text:p>
          </table:table-cell>
        </table:table-row>
      </table:table>
      <table:table table:name="Planilha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9">09/10/2022</text:date>, <text:time>14:48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Fonseca</meta:initial-creator>
    <meta:creation-date>2022-10-09T14:47:26.94</meta:creation-date>
    <dc:date>2022-10-09T14:48:01.60</dc:date>
    <dc:creator>Thiago Fonseca</dc:creator>
    <meta:editing-duration>PT35S</meta:editing-duration>
    <meta:editing-cycles>1</meta:editing-cycles>
    <meta:document-statistic meta:table-count="3" meta:cell-count="156" meta:object-count="0"/>
    <meta:generator>OpenOffice/4.1.13$Win32 OpenOffice.org_project/4113m1$Build-9810</meta:generator>
  </office:meta>
</office:document-meta>
</file>